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30pt" officeooo:rsid="00089f76" officeooo:paragraph-rsid="00089f76" style:font-size-asian="30pt" style:font-size-complex="30pt"/>
    </style:style>
    <style:style style:name="P3" style:family="paragraph" style:parent-style-name="Standard">
      <style:paragraph-properties fo:text-align="center" style:justify-single-word="false"/>
      <style:text-properties fo:font-size="20pt" officeooo:rsid="00089f76" officeooo:paragraph-rsid="00089f76" style:font-size-asian="20pt" style:font-size-complex="20pt"/>
    </style:style>
    <style:style style:name="P4" style:family="paragraph" style:parent-style-name="Standard">
      <style:paragraph-properties fo:text-align="center" style:justify-single-word="false"/>
      <style:text-properties fo:font-size="15pt" officeooo:rsid="00089f76" officeooo:paragraph-rsid="00089f76" style:font-size-asian="13.1000003814697pt" style:font-size-complex="15pt"/>
    </style:style>
    <style:style style:name="P5" style:family="paragraph" style:parent-style-name="Standard">
      <style:paragraph-properties fo:text-align="justify" style:justify-single-word="false"/>
      <style:text-properties fo:font-size="15pt" officeooo:rsid="00089f76" officeooo:paragraph-rsid="00089f76" style:font-size-asian="13.1000003814697pt" style:font-size-complex="15pt"/>
    </style:style>
    <style:style style:name="P6" style:family="paragraph" style:parent-style-name="Standard">
      <style:paragraph-properties fo:text-align="justify" style:justify-single-word="false"/>
      <style:text-properties fo:font-size="15pt" officeooo:rsid="0012b3ae" officeooo:paragraph-rsid="0012b3ae" style:font-size-asian="13.1000003814697pt" style:font-size-complex="15pt"/>
    </style:style>
    <style:style style:name="P7" style:family="paragraph" style:parent-style-name="Standard">
      <style:paragraph-properties fo:text-align="center" style:justify-single-word="false"/>
      <style:text-properties fo:font-size="15pt" fo:font-style="italic" officeooo:rsid="00089f76" officeooo:paragraph-rsid="00089f76" style:font-size-asian="13.1000003814697pt" style:font-style-asian="italic" style:font-size-complex="15pt" style:font-style-complex="italic"/>
    </style:style>
    <style:style style:name="P8" style:family="paragraph" style:parent-style-name="Standard">
      <style:paragraph-properties fo:text-align="start" style:justify-single-word="false"/>
      <style:text-properties fo:font-size="15pt" fo:font-style="italic" officeooo:rsid="00089f76" officeooo:paragraph-rsid="00089f76" style:font-size-asian="13.1000003814697pt" style:font-style-asian="italic" style:font-size-complex="15pt" style:font-style-complex="italic"/>
    </style:style>
    <style:style style:name="P9" style:family="paragraph" style:parent-style-name="Standard">
      <style:paragraph-properties fo:text-align="start" style:justify-single-word="false"/>
      <style:text-properties fo:font-size="15pt" fo:font-style="normal" officeooo:rsid="00089f76" officeooo:paragraph-rsid="00089f76" style:font-size-asian="13.1000003814697pt" style:font-style-asian="normal" style:font-size-complex="15pt" style:font-style-complex="normal"/>
    </style:style>
    <style:style style:name="P10" style:family="paragraph" style:parent-style-name="Standard">
      <style:paragraph-properties fo:text-align="start" style:justify-single-word="false"/>
      <style:text-properties fo:font-size="15pt" fo:font-style="normal" officeooo:rsid="000f5c53" officeooo:paragraph-rsid="000f5c53" style:font-size-asian="13.1000003814697pt" style:font-style-asian="normal" style:font-size-complex="15pt" style:font-style-complex="normal"/>
    </style:style>
    <style:style style:name="P11" style:family="paragraph" style:parent-style-name="Standard">
      <style:paragraph-properties fo:text-align="center" style:justify-single-word="false"/>
      <style:text-properties fo:font-size="15pt" fo:font-style="normal" officeooo:rsid="000f5c53" officeooo:paragraph-rsid="00089f76" style:font-size-asian="13.1000003814697pt" style:font-style-asian="normal" style:font-size-complex="15pt" style:font-style-complex="normal"/>
    </style:style>
    <style:style style:name="P12" style:family="paragraph" style:parent-style-name="Standard">
      <style:paragraph-properties fo:text-align="start" style:justify-single-word="false"/>
      <style:text-properties fo:font-size="14pt" officeooo:rsid="00089f76" officeooo:paragraph-rsid="00089f76" style:font-size-asian="12.25pt" style:font-size-complex="14pt"/>
    </style:style>
    <style:style style:name="P13" style:family="paragraph" style:parent-style-name="Standard">
      <style:paragraph-properties fo:text-align="start" style:justify-single-word="false"/>
      <style:text-properties fo:font-size="12pt" fo:font-style="italic" officeooo:rsid="00089f76" officeooo:paragraph-rsid="00089f76" style:font-size-asian="10.5pt" style:font-style-asian="italic" style:font-size-complex="12pt" style:font-style-complex="italic"/>
    </style:style>
    <style:style style:name="P14" style:family="paragraph" style:parent-style-name="Standard">
      <style:paragraph-properties fo:text-align="justify" style:justify-single-word="false"/>
      <style:text-properties fo:font-size="12pt" fo:font-style="italic" style:text-underline-style="none" fo:font-weight="normal" officeooo:rsid="00089f76" officeooo:paragraph-rsid="000a74e3" style:font-size-asian="10.5pt" style:font-style-asian="italic" style:font-weight-asian="normal" style:font-size-complex="12pt" style:font-style-complex="italic" style:font-weight-complex="normal"/>
    </style:style>
    <style:style style:name="P15" style:family="paragraph" style:parent-style-name="Standard">
      <style:paragraph-properties fo:text-align="justify" style:justify-single-word="false"/>
      <style:text-properties fo:font-size="12pt" fo:font-style="italic" style:text-underline-style="none" fo:font-weight="normal" officeooo:rsid="000a74e3" officeooo:paragraph-rsid="000b3e7e" style:font-size-asian="10.5pt" style:font-style-asian="italic" style:font-weight-asian="normal" style:font-size-complex="12pt" style:font-style-complex="italic" style:font-weight-complex="normal"/>
    </style:style>
    <style:style style:name="P16" style:family="paragraph" style:parent-style-name="Standard">
      <style:paragraph-properties fo:text-align="justify" style:justify-single-word="false"/>
      <style:text-properties style:font-name="Liberation Serif" fo:font-size="12pt" fo:font-style="normal" style:text-underline-style="none" fo:font-weight="normal" officeooo:rsid="000b3e7e" officeooo:paragraph-rsid="000b3e7e" style:font-size-asian="10.5pt" style:font-style-asian="normal" style:font-weight-asian="normal" style:font-size-complex="12pt" style:font-style-complex="normal" style:font-weight-complex="normal"/>
    </style:style>
    <style:style style:name="P17" style:family="paragraph" style:parent-style-name="Standard">
      <style:paragraph-properties fo:text-align="justify" style:justify-single-word="false"/>
      <style:text-properties style:font-name="Liberation Serif" fo:font-size="12pt" fo:font-style="normal" style:text-underline-style="none" fo:font-weight="normal" officeooo:rsid="000a74e3" officeooo:paragraph-rsid="000a74e3" style:font-size-asian="10.5pt" style:font-style-asian="normal" style:font-weight-asian="normal" style:font-size-complex="12pt" style:font-style-complex="normal" style:font-weight-complex="normal"/>
    </style:style>
    <style:style style:name="P18" style:family="paragraph" style:parent-style-name="Standard">
      <style:paragraph-properties fo:text-align="justify" style:justify-single-word="false"/>
      <style:text-properties style:font-name="Liberation Serif" fo:font-size="12pt" fo:font-style="normal" style:text-underline-style="none" fo:font-weight="normal" officeooo:rsid="000a74e3" officeooo:paragraph-rsid="000b3e7e" style:font-size-asian="10.5pt" style:font-style-asian="normal" style:font-weight-asian="normal" style:font-size-complex="12pt" style:font-style-complex="normal" style:font-weight-complex="normal"/>
    </style:style>
    <style:style style:name="P19" style:family="paragraph" style:parent-style-name="Standard">
      <style:paragraph-properties fo:text-align="justify" style:justify-single-word="false"/>
      <style:text-properties style:font-name="Liberation Serif" fo:font-size="12pt" fo:font-style="normal" style:text-underline-style="none" fo:font-weight="normal" officeooo:rsid="000af7f7" officeooo:paragraph-rsid="000b3e7e" style:font-size-asian="10.5pt" style:font-style-asian="normal" style:font-weight-asian="normal" style:font-size-complex="12pt" style:font-style-complex="normal" style:font-weight-complex="normal"/>
    </style:style>
    <style:style style:name="P20" style:family="paragraph" style:parent-style-name="Standard">
      <style:paragraph-properties fo:text-align="justify" style:justify-single-word="false"/>
      <style:text-properties style:font-name="Liberation Serif" fo:font-size="12pt" fo:font-style="normal" style:text-underline-style="none" fo:font-weight="normal" officeooo:rsid="000d2e0c" officeooo:paragraph-rsid="000d2e0c" style:font-size-asian="10.5pt" style:font-style-asian="normal" style:font-weight-asian="normal" style:font-size-complex="12pt" style:font-style-complex="normal" style:font-weight-complex="normal"/>
    </style:style>
    <style:style style:name="P21" style:family="paragraph" style:parent-style-name="Standard">
      <style:paragraph-properties fo:text-align="start" style:justify-single-word="false"/>
      <style:text-properties fo:font-size="18pt" officeooo:rsid="00089f76" officeooo:paragraph-rsid="00089f76" style:font-size-asian="15.75pt" style:font-size-complex="18pt"/>
    </style:style>
    <style:style style:name="P22" style:family="paragraph" style:parent-style-name="Standard">
      <style:paragraph-properties fo:text-align="center" style:justify-single-word="false"/>
      <style:text-properties fo:font-size="15pt" officeooo:rsid="00089f76" officeooo:paragraph-rsid="00089f76" style:font-size-asian="13.1000003814697pt" style:font-size-complex="15pt"/>
    </style:style>
    <style:style style:name="P23" style:family="paragraph" style:parent-style-name="Standard">
      <style:paragraph-properties fo:text-align="justify" style:justify-single-word="false"/>
      <style:text-properties fo:font-size="15pt" officeooo:rsid="00089f76" officeooo:paragraph-rsid="00089f76" style:font-size-asian="13.1000003814697pt" style:font-size-complex="15pt"/>
    </style:style>
    <style:style style:name="P24" style:family="paragraph" style:parent-style-name="Standard">
      <style:paragraph-properties fo:text-align="center" style:justify-single-word="false"/>
      <style:text-properties fo:font-size="15pt" fo:font-style="italic" officeooo:rsid="00089f76" officeooo:paragraph-rsid="00089f76" style:font-size-asian="13.1000003814697pt" style:font-style-asian="italic" style:font-size-complex="15pt" style:font-style-complex="italic"/>
    </style:style>
    <style:style style:name="P25" style:family="paragraph" style:parent-style-name="Standard">
      <style:paragraph-properties fo:text-align="start" style:justify-single-word="false"/>
      <style:text-properties fo:font-size="15pt" fo:font-style="normal" officeooo:rsid="000f5c53" officeooo:paragraph-rsid="0018fc1d" style:font-size-asian="13.1000003814697pt" style:font-style-asian="normal" style:font-size-complex="15pt" style:font-style-complex="normal"/>
    </style:style>
    <style:style style:name="P26" style:family="paragraph" style:parent-style-name="Standard">
      <style:paragraph-properties fo:text-align="justify" style:justify-single-word="false"/>
      <style:text-properties fo:font-size="15pt" style:text-underline-style="none" fo:font-weight="normal" officeooo:rsid="00216a11" officeooo:paragraph-rsid="00216a11" style:font-size-asian="15pt" style:font-weight-asian="normal" style:font-size-complex="15pt" style:font-weight-complex="normal"/>
    </style:style>
    <style:style style:name="P27" style:family="paragraph" style:parent-style-name="Standard">
      <style:paragraph-properties fo:text-align="justify" style:justify-single-word="false"/>
      <style:text-properties fo:font-size="12pt" officeooo:rsid="00089f76" officeooo:paragraph-rsid="00089f76" style:font-size-asian="10.5pt" style:font-size-complex="12pt"/>
    </style:style>
    <style:style style:name="P28" style:family="paragraph" style:parent-style-name="Standard">
      <style:paragraph-properties fo:text-align="justify" style:justify-single-word="false"/>
      <style:text-properties fo:font-size="12pt" style:text-underline-style="none" fo:font-weight="normal" officeooo:rsid="000f9f73" officeooo:paragraph-rsid="0012b3ae" style:font-size-asian="10.5pt" style:font-weight-asian="normal" style:font-size-complex="12pt" style:font-weight-complex="normal"/>
    </style:style>
    <style:style style:name="P29" style:family="paragraph" style:parent-style-name="Standard">
      <style:paragraph-properties fo:text-align="justify" style:justify-single-word="false"/>
      <style:text-properties fo:font-size="12pt" style:text-underline-style="none" fo:font-weight="normal" officeooo:rsid="000f9f73" officeooo:paragraph-rsid="0014c23f" style:font-size-asian="10.5pt" style:font-weight-asian="normal" style:font-size-complex="12pt" style:font-weight-complex="normal"/>
    </style:style>
    <style:style style:name="P30" style:family="paragraph" style:parent-style-name="Standard">
      <style:paragraph-properties fo:text-align="justify" style:justify-single-word="false"/>
      <style:text-properties fo:font-size="12pt" style:text-underline-style="none" fo:font-weight="normal" officeooo:rsid="001a7cec" officeooo:paragraph-rsid="0014c23f" style:font-size-asian="10.5pt" style:font-weight-asian="normal" style:font-size-complex="12pt" style:font-weight-complex="normal"/>
    </style:style>
    <style:style style:name="P31" style:family="paragraph" style:parent-style-name="Standard">
      <style:paragraph-properties fo:text-align="justify" style:justify-single-word="false"/>
      <style:text-properties fo:font-size="12pt" fo:font-style="italic" officeooo:rsid="00174802" officeooo:paragraph-rsid="00174802" style:font-size-asian="10.5pt" style:font-style-asian="italic" style:font-size-complex="12pt" style:font-style-complex="italic"/>
    </style:style>
    <style:style style:name="P32" style:family="paragraph" style:parent-style-name="Standard">
      <style:paragraph-properties fo:text-align="start" style:justify-single-word="false"/>
      <style:text-properties fo:font-size="12pt" fo:font-style="normal" officeooo:rsid="000f5c53" officeooo:paragraph-rsid="0018fc1d" style:font-size-asian="12pt" style:font-style-asian="normal" style:font-size-complex="12pt" style:font-style-complex="normal"/>
    </style:style>
    <style:style style:name="P33" style:family="paragraph" style:parent-style-name="Standard">
      <style:paragraph-properties fo:text-align="justify" style:justify-single-word="false"/>
      <style:text-properties fo:font-size="18pt" style:text-underline-style="solid" style:text-underline-width="auto" style:text-underline-color="font-color" fo:font-weight="bold" officeooo:rsid="001f6e03" officeooo:paragraph-rsid="001f6e03" style:font-size-asian="18pt" style:font-weight-asian="bold" style:font-size-complex="18pt" style:font-weight-complex="bold"/>
    </style:style>
    <style:style style:name="P34" style:family="paragraph" style:parent-style-name="Standard">
      <style:paragraph-properties fo:text-align="justify" style:justify-single-word="false"/>
      <style:text-properties fo:font-size="18pt" fo:font-style="italic" style:text-underline-style="none" fo:font-weight="normal" officeooo:rsid="0025427f" officeooo:paragraph-rsid="0025427f" style:font-size-asian="18pt" style:font-style-asian="italic" style:font-weight-asian="normal" style:font-size-complex="18pt" style:font-style-complex="italic" style:font-weight-complex="normal"/>
    </style:style>
    <style:style style:name="T1" style:family="text">
      <style:text-properties style:font-name="Liberation Serif" fo:font-size="15pt" fo:font-style="normal" style:font-size-asian="15pt" style:font-style-asian="normal" style:font-size-complex="15pt" style:font-style-complex="normal"/>
    </style:style>
    <style:style style:name="T2" style:family="text">
      <style:text-properties style:font-name="Liberation Serif" fo:font-style="normal" style:font-style-asian="normal" style:font-style-complex="normal"/>
    </style:style>
    <style:style style:name="T3" style:family="text">
      <style:text-properties style:font-name="Liberation Serif" fo:font-style="normal" officeooo:rsid="000a74e3" style:font-style-asian="normal" style:font-style-complex="normal"/>
    </style:style>
    <style:style style:name="T4" style:family="text">
      <style:text-properties style:font-name="Liberation Serif" fo:font-style="normal" officeooo:rsid="000af7f7" style:font-style-asian="normal" style:font-style-complex="normal"/>
    </style:style>
    <style:style style:name="T5" style:family="text">
      <style:text-properties style:font-name="Liberation Serif" fo:font-style="normal" officeooo:rsid="000b3e7e" style:font-style-asian="normal" style:font-style-complex="normal"/>
    </style:style>
    <style:style style:name="T6" style:family="text">
      <style:text-properties style:font-name="Liberation Serif" fo:font-style="normal" officeooo:rsid="000d2e0c" style:font-style-asian="normal" style:font-style-complex="normal"/>
    </style:style>
    <style:style style:name="T7" style:family="text">
      <style:text-properties style:font-name="Liberation Serif" fo:font-size="18pt" fo:font-style="normal" style:text-underline-style="solid" style:text-underline-width="auto" style:text-underline-color="font-color" fo:font-weight="bold" style:font-size-asian="18pt" style:font-style-asian="normal" style:font-weight-asian="bold" style:font-size-complex="18pt" style:font-style-complex="normal" style:font-weight-complex="bold"/>
    </style:style>
    <style:style style:name="T8" style:family="text">
      <style:text-properties style:font-name="Liberation Serif" fo:font-size="18pt" fo:font-style="normal" style:text-underline-style="none" fo:font-weight="bold" style:font-size-asian="18pt" style:font-style-asian="normal" style:font-weight-asian="bold" style:font-size-complex="18pt" style:font-style-complex="normal" style:font-weight-complex="bold"/>
    </style:style>
    <style:style style:name="T9" style:family="text">
      <style:text-properties officeooo:rsid="000ca4fa"/>
    </style:style>
    <style:style style:name="T10" style:family="text">
      <style:text-properties officeooo:rsid="000d2e0c"/>
    </style:style>
    <style:style style:name="T11" style:family="text">
      <style:text-properties fo:font-size="18pt" style:text-underline-style="solid" style:text-underline-width="auto" style:text-underline-color="font-color" fo:font-weight="bold" style:font-size-asian="18pt" style:font-weight-asian="bold" style:font-size-complex="18pt" style:font-weight-complex="bold"/>
    </style:style>
    <style:style style:name="T12" style:family="text">
      <style:text-properties officeooo:rsid="000fb569"/>
    </style:style>
    <style:style style:name="T13" style:family="text">
      <style:text-properties style:text-underline-style="solid" style:text-underline-width="auto" style:text-underline-color="font-color" fo:font-weight="bold" officeooo:rsid="0012b3ae" style:font-weight-asian="bold" style:font-weight-complex="bold"/>
    </style:style>
    <style:style style:name="T14" style:family="text">
      <style:text-properties style:text-underline-style="solid" style:text-underline-width="auto" style:text-underline-color="font-color" fo:font-weight="bold" officeooo:rsid="00139cf2" style:font-weight-asian="bold" style:font-weight-complex="bold"/>
    </style:style>
    <style:style style:name="T15" style:family="text">
      <style:text-properties fo:font-size="12pt" style:font-size-asian="10.5pt" style:font-size-complex="12pt"/>
    </style:style>
    <style:style style:name="T16" style:family="text">
      <style:text-properties fo:font-size="12pt" officeooo:rsid="0016d21e" style:font-size-asian="10.5pt" style:font-size-complex="12pt"/>
    </style:style>
    <style:style style:name="T17" style:family="text">
      <style:text-properties fo:font-size="12pt" officeooo:rsid="00174802" style:font-size-asian="10.5pt" style:font-size-complex="12pt"/>
    </style:style>
    <style:style style:name="T18" style:family="text">
      <style:text-properties fo:font-size="12pt" officeooo:rsid="0018fc1d" style:font-size-asian="10.5pt" style:font-size-complex="12pt"/>
    </style:style>
    <style:style style:name="T19" style:family="text">
      <style:text-properties fo:font-size="12pt" officeooo:rsid="001c4619" style:font-size-asian="10.5pt" style:font-size-complex="12pt"/>
    </style:style>
    <style:style style:name="T20" style:family="text">
      <style:text-properties fo:font-size="12pt" officeooo:rsid="001ddc1c" style:font-size-asian="10.5pt" style:font-size-complex="12pt"/>
    </style:style>
    <style:style style:name="T21" style:family="text">
      <style:text-properties fo:font-size="12pt" officeooo:rsid="00174802" style:font-size-asian="12pt" style:font-size-complex="12pt"/>
    </style:style>
    <style:style style:name="T22" style:family="text">
      <style:text-properties fo:font-size="12pt" officeooo:rsid="0016d21e" style:font-size-asian="12pt" style:font-size-complex="12pt"/>
    </style:style>
    <style:style style:name="T23" style:family="text">
      <style:text-properties fo:font-size="12pt" officeooo:rsid="0018fc1d" style:font-size-asian="12pt" style:font-size-complex="12pt"/>
    </style:style>
    <style:style style:name="T24" style:family="text">
      <style:text-properties fo:font-size="12pt" officeooo:rsid="001ac2c7" style:font-size-asian="12pt" style:font-size-complex="12pt"/>
    </style:style>
    <style:style style:name="T25" style:family="text">
      <style:text-properties style:text-underline-style="none" officeooo:rsid="001ddc1c"/>
    </style:style>
    <style:style style:name="T26" style:family="text">
      <style:text-properties officeooo:rsid="00264895"/>
    </style:style>
    <style:style style:name="T27" style:family="text">
      <style:text-properties officeooo:rsid="0017d471"/>
    </style:style>
    <style:style style:name="T28" style:family="text">
      <style:text-properties officeooo:rsid="001bbd5a"/>
    </style:style>
    <style:style style:name="T29" style:family="text">
      <style:text-properties officeooo:rsid="0021db46"/>
    </style:style>
    <style:style style:name="T30" style:family="text">
      <style:text-properties officeooo:rsid="001fe418"/>
    </style:style>
    <style:style style:name="T31" style:family="text">
      <style:text-properties officeooo:rsid="0016d21e"/>
    </style:style>
    <style:style style:name="T32" style:family="text">
      <style:text-properties officeooo:rsid="00174802"/>
    </style:style>
    <style:style style:name="T33" style:family="text">
      <style:text-properties officeooo:rsid="0018fc1d"/>
    </style:style>
    <style:style style:name="T34" style:family="text">
      <style:text-properties officeooo:rsid="001ac77a"/>
    </style:style>
    <style:style style:name="T35" style:family="text">
      <style:text-properties officeooo:rsid="001ddc1c"/>
    </style:style>
    <style:style style:name="T36" style:family="text">
      <style:text-properties officeooo:rsid="0023448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PROJET TUTEURE</text:p>
      <text:p text:style-name="P1"/>
      <text:p text:style-name="P1"/>
      <text:p text:style-name="P1"/>
      <text:p text:style-name="P1"/>
      <text:p text:style-name="P1"/>
      <text:p text:style-name="P3">Implémentation d'un lecteur de badges dans le cadre d'un système de gestion de restaurant d'entreprise</text:p>
      <text:p text:style-name="P3"/>
      <text:p text:style-name="P3"/>
      <text:p text:style-name="P3"/>
      <text:p text:style-name="P4">BETHOULE Yohann</text:p>
      <text:p text:style-name="P4">BROUSSE Anthony</text:p>
      <text:p text:style-name="P4">GANDBOEUF Bastien</text:p>
      <text:p text:style-name="P4">PERROT Léandre</text:p>
      <text:p text:style-name="P4">TESSANNE Jeremy</text:p>
      <text:p text:style-name="P4"/>
      <text:p text:style-name="P4"/>
      <text:p text:style-name="P4"/>
      <text:p text:style-name="P4"/>
      <text:p text:style-name="P4"/>
      <text:p text:style-name="P4"/>
      <text:p text:style-name="P4"/>
      <text:p text:style-name="P4"/>
      <text:p text:style-name="P4"/>
      <text:p text:style-name="P12">IUT de Clermont-Ferrand, <text:span text:style-name="T34">Département</text:span> Informatique, Année 2016-2017</text:p>
      <text:p text:style-name="P4"><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Nous autorisons la diffusion de notre rapport sur l'intranet de l'IUT.</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7">Remerciements</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9"><text:soft-page-break/><text:tab/><text:span text:style-name="T11">SOMMAIRE</text:span></text:p>
      <text:p text:style-name="P7"/>
      <text:p text:style-name="P8"/>
      <text:p text:style-name="P7"/>
      <text:p text:style-name="P10">Introduction……………………………………………………………………..5</text:p>
      <text:p text:style-name="P8"/>
      <text:p text:style-name="P25">Présentation du <text:span text:style-name="T12">projet</text:span>…………………………………………………………...6</text:p>
      <text:p text:style-name="P25"><text:span text:style-name="T33"><text:tab/></text:span><text:span text:style-name="T23">1. Objectifs du projet…………………………………………………………………………</text:span><text:span text:style-name="T24">6</text:span></text:p>
      <text:p text:style-name="P32"><text:span text:style-name="T33"><text:tab/>2. Choix matériels et techniques……………………………………………………………...7</text:span> </text:p>
      <text:p text:style-name="P7"/>
      <text:p text:style-name="P10">Suivi de projet…………………………………………………………………..<text:span text:style-name="T36">8</text:span></text:p>
      <text:p text:style-name="P10"/>
      <text:p text:style-name="P10">Analyse………………………………………………………………………...</text:p>
      <text:p text:style-name="P7"/>
      <text:p text:style-name="P10">Développement………………………………………………………………...</text:p>
      <text:p text:style-name="P7"/>
      <text:p text:style-name="P10">Bilan technique………………………………………………………………...</text:p>
      <text:p text:style-name="P7"/>
      <text:p text:style-name="P10">Conclusion……………………………………………………………………..</text:p>
      <text:p text:style-name="P7"/>
      <text:p text:style-name="P10">English summary………………………………………………………………</text:p>
      <text:p text:style-name="P11"/>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13"><text:soft-page-break/><text:span text:style-name="T8"><text:tab/></text:span><text:span text:style-name="T7">Introduction</text:span></text:p>
      <text:p text:style-name="P13"/>
      <text:p text:style-name="P13"/>
      <text:p text:style-name="P13"/>
      <text:p text:style-name="P13"/>
      <text:p text:style-name="P14"><text:span text:style-name="T1"><text:tab/></text:span><text:span text:style-name="T2">Une entreprise souhaite mettre à la disposition de ses employés un restaurant d'entreprise fonctionnant sous la forme de self-service. </text:span><text:span text:style-name="T3">Chaque employé possédera une carte d'accès (magnétique ou à puce) l'identifiant et lui permettant de payer ses plats lors du passage en caisse. Cette carte sera soit pré-alimentée et possédera donc un solde décrémenté à chaque passage en caisse, soit <text:s/>enregistrera le total des paiements pour le retenir sur le salaire en fin de mois.</text:span></text:p>
      <text:p text:style-name="P14"/>
      <text:p text:style-name="P14"><text:span text:style-name="T3"><text:tab/></text:span><text:span text:style-name="T5">Sous la tutelle de M. Bernard Jampy, l</text:span><text:span text:style-name="T6">'objectif du projet</text:span><text:span text:style-name="T3"> consiste à développer les outils informatiques nécessaires à la mise en place de ce système de paiement par cartes : l'implémentation du lecteur de cartes, et le développement de deux applications, une pour le paiement en caisse sur écran tactile, et l'autre pour la gestion de l'application. </text:span></text:p>
      <text:p text:style-name="P16">Les caissiers du restaurant utiliseront l'application mobile pour sélectionner les plats lors du passage en caisse, et faire payer l'employé avec sa carte.</text:p>
      <text:p text:style-name="P16">Les cuisiniers utiliseront l'application de gestion afin de composer les menus du jour, en ajoutant les plats proposés ainsi que leurs prix. </text:p>
      <text:p text:style-name="P16"><text:span text:style-name="T9">L</text:span>e gérant du restaurant aur<text:span text:style-name="T9">a</text:span> accès à une interface de gestion de l'application, permettant la gestion des utilisateurs et usagers du service, ainsi que l<text:span text:style-name="T9">a consultation de statistiques concernant les consommations, la fréquentation, le chiffre d'affaire, etc.</text:span></text:p>
      <text:p text:style-name="P14"/>
      <text:p text:style-name="P17"/>
      <text:p text:style-name="P18"><text:tab/>De notre côté, la finalité du projet est de nous imposer des conditions de travail qui se rapprochent le plus possible d'un véritable projet professionnel. Nous devrons ainsi :</text:p>
      <text:p text:style-name="P18">-établir un suivi de projet en prévoyant et ordonnançant nos tâches,</text:p>
      <text:p text:style-name="P15"><text:span text:style-name="T2">-procéder à une analyse complète </text:span><text:span text:style-name="T4">à travers la méthode UML,</text:span></text:p>
      <text:p text:style-name="P15"><text:span text:style-name="T4">-</text:span><text:span text:style-name="T6">définir une charte graphique et proposer une interface Homme-Machine attractive,</text:span></text:p>
      <text:p text:style-name="P19">-développer une application opérationnelle et stable, facile à prendre en main pour des non-informaticiens,</text:p>
      <text:p text:style-name="P19">-produire un rapport de stage et une documentation claire de l'application.</text:p>
      <text:p text:style-name="P19"/>
      <text:p text:style-name="P19"/>
      <text:p text:style-name="P19"/>
      <text:p text:style-name="P19"><text:tab/><text:span text:style-name="T10">Nous présenterons tout d'abord les détails du sujet proposé, afin d'exposer de façon clair le travail qui nous a été demandé au début du projet, puis nous développerons en exposant notre suivi de projet, notre analyse, ainsi que les différentes phases du développement de l'application. Enfin, nous dresserons un bilan technique de ce projet. </text:span></text:p>
      <text:p text:style-name="P20"/>
      <text:p text:style-name="P20"/>
      <text:p text:style-name="P19"/>
      <text:p text:style-name="P5"/>
      <text:p text:style-name="P4"/>
      <text:p text:style-name="P4"/>
      <text:p text:style-name="P4"/>
      <text:p text:style-name="P4"/>
      <text:p text:style-name="P4"/>
      <text:p text:style-name="P21"><text:soft-page-break/><text:tab/><text:span text:style-name="T13">P</text:span><text:span text:style-name="T14">résentation du projet</text:span></text:p>
      <text:p text:style-name="P4"/>
      <text:p text:style-name="P4"/>
      <text:p text:style-name="P6">1. Objectifs du projet <text:span text:style-name="T31">(cahier des charges)</text:span></text:p>
      <text:p text:style-name="P6"/>
      <text:p text:style-name="P28"/>
      <text:p text:style-name="P29"><text:tab/><text:span text:style-name="T27">C'est un projet neuf que nous aurons à construire entièrement de nous-même. L'objectif du projet est la création d'une application servant à la gestion des paiements lors du passage en caisse d'un employé. Pour cela, notre application devra se décomposer en deux parties, la partie d'interface de paiement sur écran tactile permettant au caissier de sélectionner les plats choisis par l'usager et de le faire payer avec sa carte, et la partie permettant au gérant du restaurant de paramétrer l'application : composition des menus, modification de la base de données contenant les utilisateurs et leurs droits sur l'application, les usagers, les plats… ainsi que la consultation de statistiques des ventes.</text:span></text:p>
      <text:p text:style-name="P30">Cette application permettra aux entreprises souhaitant ouvrir un restaurant de type self-service pour leurs employés de mettre en place rapidement une interface permettant la totalité de la gestion des paiements. <text:span text:style-name="T28">Elle</text:span> sera attractive et facile à prendre en main pour un non-informaticien. <text:span text:style-name="T28">Ainsi, l'entreprise souhaitant mettre en place ce genre d'infrastructure pourra le faire avec un minimum de ressources humaines techniques concernant la partie paiement. Un caissier non-qualifié et un manager de restaurant, sans aucune connaissances ni formations préalables en informatique, pourront utiliser pleinement l'application et toutes ses fonctionnalités. Cela pourra éviter des dépenses en formation et en ressources à l'entreprise. </text:span></text:p>
      <text:p text:style-name="P29"><text:span text:style-name="T29">Nous aurons à prendre</text:span> en compte les <text:span text:style-name="T30">fonctionnalités requises</text:span> <text:span text:style-name="T30">par l</text:span>es différents acteurs : <text:span text:style-name="T29">usager, </text:span><text:s/><text:span text:style-name="T29">caissier, gérant du restaurant et cuisinier. L'usager aura à sa disposition deux moyens de paiement à savoir une retenue sur salaire ou un système de pré-paiement qui seront choisis et enregistrés préalablement et pourront être modifiés à tout moment. L'interface de paiement sur écran tactile comprendra les différents plats du jour ainsi que leurs prix. Ces plats du jour seront planifiés par le gérant en fonction des différents produits disponibles et plats proposés par les cuisiniers. Le gérant pourra aussi gérer son personnel en attribuant les droits à un nouvel utilisateur ou en les modifiant, <text:s/>ainsi que consulter le suivi des consommations et des paiements par consommateurs, par produits, par période, ainsi que différentes statistiques sur la fréquentation, le chiffre d'affaire, calculées par notre application. Le cuisinier pourra consulter les menus à venir, ainsi que composer lui-même les menus en cas d'absence de son supérieur. </text:span></text:p>
      <text:p text:style-name="P29"/>
      <text:p text:style-name="P29"><text:tab/><text:span text:style-name="T26">Le délai de réalisation complète du projet est de 14 semaines de cours, soit environ 42 heures avec notre tuteur. Nous aurons deux dates de livraisons de production : la première le 23 ou 24 janvier, à la fin de la deuxième période de cours, et l'autre le 3 ou 4 avril. A l'issue de la deuxième période, nous serons à même de proposer une analyse complète de notre projet et nous aurons débuté la phase de développement. Notre analyse comprendra la justification choix techniques effectués, les différents diagrammes UML nécessaires, les sketchs et storyboards, anisi que les documents relatifs à la gestion du projet comme des diagrammes de Gantt et un cahier des charges. Début avril, notre projet devra être fonctionnel et opérationnel ainsi que proposer une vue attractive et implémenter toutes les fonctionnalités établies au préalable par notre cahier des charges. </text:span></text:p>
      <text:p text:style-name="P5"/>
      <text:p text:style-name="P4"/>
      <text:p text:style-name="P4"/>
      <text:p text:style-name="P4"/>
      <text:p text:style-name="P5"><text:soft-page-break/><text:span text:style-name="T31">2. Choix matériels et techniques</text:span></text:p>
      <text:p text:style-name="P5"/>
      <text:p text:style-name="P5"/>
      <text:p text:style-name="P5"><text:tab/><text:span text:style-name="T21">Tout d'abord, des</text:span><text:span text:style-name="T22"> </text:span><text:span text:style-name="T16">choix </text:span><text:span text:style-name="T17">matériels</text:span><text:span text:style-name="T16"> ont été nécessaires pour la réalisation de notre projet :</text:span></text:p>
      <text:p text:style-name="P27">-<text:span text:style-name="T31">Le lecteur de badges : il doit permettre, techniquement, de réaliser les tâches imposées par le cahier des charges. Le choix est important car nous avons du demander à l'IUT de nous financer ce matériel. </text:span></text:p>
      <text:p text:style-name="P31">A COMPLETER LORSQUE LE CHOIX SERA FAIT</text:p>
      <text:p text:style-name="P27">-<text:span text:style-name="T32">Un écran tactile : Il nous permet de <text:s/>simuler l'écran utilisé à la caisse du restaurant. Pour cela, l'IUT nous a prêté un ordinateur portable </text:span></text:p>
      <text:p text:style-name="P31">INCLURE DETAILS DE L'ORDINATEUR UTILISE</text:p>
      <text:p text:style-name="P5"/>
      <text:p text:style-name="P5"/>
      <text:p text:style-name="P5"><text:tab/><text:span text:style-name="T18">Mais aussi des choix techniques :</text:span></text:p>
      <text:p text:style-name="P5"><text:span text:style-name="T18">-</text:span><text:span text:style-name="T19">Choix d'analyse et de développement : Nous avons choisi de représenter l'analyse de notre projet avec des diagrammes UML, </text:span><text:span text:style-name="T20">car il s'agit du modèle d'analyse que nous connaissons le mieux, </text:span><text:span text:style-name="T19">et de le construire en respectant le modèle MVC (Modèle – Vue – Contrôleur).</text:span></text:p>
      <text:p text:style-name="P5"><text:span text:style-name="T19">-</text:span><text:span text:style-name="T20">Langages utilisés : Ayant déjà réalisé un projet en C#/WPF, nous avons choisi d'utiliser ces mêmes langages pour développer notre application. Ainsi, nous pourrons ré-utiliser nos connaissances déjà acquises dans ces langages et dans l'utilisation de Visual Studio. De plus, après consultation d'un professeur, nous avons eu confirmation que ce choix ne nous confronterait pas à des limitations techniques quant à la réalisation complète du cahier des charges. </text:span></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33"><text:soft-page-break/><text:span text:style-name="T25"><text:tab/></text:span><text:span text:style-name="T35">S</text:span>uivi de projet</text:p>
      <text:p text:style-name="P33"/>
      <text:p text:style-name="P26">1. Déroulement prévisionnel</text:p>
      <text:p text:style-name="P33"/>
      <text:p text:style-name="P33"/>
      <text:p text:style-name="P34">INCLURE TABLEAU DU GANT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footer>
        <text:p text:style-name="Footer"><text:tab/><text:tab/><text:page-number text:select-page="current">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21T10:13:08.514661464</meta:creation-date>
    <dc:date>2016-12-13T09:32:33.126704689</dc:date>
    <meta:editing-duration>PT2H27S</meta:editing-duration>
    <meta:editing-cycles>29</meta:editing-cycles>
    <meta:generator>LibreOffice/4.3.3.2$Linux_X86_64 LibreOffice_project/430m0$Build-2</meta:generator>
    <meta:document-statistic meta:table-count="0" meta:image-count="0" meta:object-count="0" meta:page-count="8" meta:paragraph-count="53" meta:word-count="1166" meta:character-count="7894" meta:non-whitespace-character-count="6749"/>
  </office:meta>
</office:document-meta>
</file>